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2.661in"/>
    </style:style>
    <style:style style:name="co5" style:family="table-column">
      <style:table-column-properties fo:break-before="auto" style:column-width="2.4646in"/>
    </style:style>
    <style:style style:name="co6" style:family="table-column">
      <style:table-column-properties fo:break-before="auto" style:column-width="1.1756in"/>
    </style:style>
    <style:style style:name="co7" style:family="table-column">
      <style:table-column-properties fo:break-before="auto" style:column-width="2.4457in"/>
    </style:style>
    <style:style style:name="ro1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1984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ontent-validations>
        <table:content-validation table:name="val1" table:condition="of:cell-content-is-in-list(&quot;Implemented&quot;;&quot;Not implemented&quot;;&quot;Not needed&quot;;&quot;Problem&quot;)" table:allow-empty-cell="true" table:display-list="unsorted" table:base-cell-address="Sheet1.D1"/>
      </table:content-validations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office:value-type="string">
            <text:p>Name</text:p>
          </table:table-cell>
          <table:table-cell office:value-type="string">
            <text:p>Parameters</text:p>
          </table:table-cell>
          <table:table-cell office:value-type="string">
            <text:p>Parameter-description</text:p>
          </table:table-cell>
          <table:table-cell table:content-validation-name="val1" office:value-type="string">
            <text:p>Status</text:p>
          </table:table-cell>
          <table:table-cell office:value-type="string">
            <text:p>misc.</text:p>
          </table:table-cell>
        </table:table-row>
        <table:table-row table:style-name="ro2">
          <table:table-cell office:value-type="string">
            <text:p>Bright</text:p>
          </table:table-cell>
          <table:table-cell office:value-type="string">
            <text:p>&lt;I&gt;</text:p>
          </table:table-cell>
          <table:table-cell office:value-type="string">
            <text:p>0/1</text:p>
          </table:table-cell>
          <table:table-cell table:content-validation-name="val1" office:value-type="string">
            <text:p>Not needed</text:p>
          </table:table-cell>
          <table:table-cell/>
        </table:table-row>
        <table:table-row table:style-name="ro2">
          <table:table-cell office:value-type="string">
            <text:p>CLEAR</text:p>
          </table:table-cell>
          <table:table-cell office:value-type="string">
            <text:p>[&lt;I&gt;,&lt;J&gt;]</text:p>
          </table:table-cell>
          <table:table-cell office:value-type="string">
            <text:p>int, 0&lt;=j&lt;32768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3">
          <table:table-cell office:value-type="string">
            <text:p>CLOAD</text:p>
          </table:table-cell>
          <table:table-cell office:value-type="string">
            <text:p>[&lt;”Dateiname”&gt;][,&lt;I&gt; ]</text:p>
            <text:p>&lt;”filename”&gt; &lt;String var-name&gt;</text:p>
          </table:table-cell>
          <table:table-cell office:value-type="string">
            <text:p>String,integer</text:p>
            <text:p>String, String</text:p>
          </table:table-cell>
          <table:table-cell table:content-validation-name="val1" office:value-type="string">
            <text:p>Not needed</text:p>
          </table:table-cell>
          <table:table-cell/>
        </table:table-row>
        <table:table-row table:style-name="ro2">
          <table:table-cell office:value-type="string">
            <text:p>CLOAD*</text:p>
          </table:table-cell>
          <table:table-cell office:value-type="string">
            <text:p>&lt;”filename”&gt; &lt;array-name&gt;</text:p>
          </table:table-cell>
          <table:table-cell office:value-type="string">
            <text:p>string, string</text:p>
          </table:table-cell>
          <table:table-cell table:content-validation-name="val1" office:value-type="string">
            <text:p>Not needed</text:p>
          </table:table-cell>
          <table:table-cell/>
        </table:table-row>
        <table:table-row table:style-name="ro2">
          <table:table-cell office:value-type="string">
            <text:p>CLOADA</text:p>
          </table:table-cell>
          <table:table-cell office:value-type="string">
            <text:p>[&lt;”filename”&gt;][,&lt;I&gt;]</text:p>
          </table:table-cell>
          <table:table-cell office:value-type="string">
            <text:p>string, number</text:p>
          </table:table-cell>
          <table:table-cell table:content-validation-name="val1" office:value-type="string">
            <text:p>Not needed</text:p>
          </table:table-cell>
          <table:table-cell/>
        </table:table-row>
        <table:table-row table:style-name="ro2">
          <table:table-cell office:value-type="string">
            <text:p>CLOAD?</text:p>
          </table:table-cell>
          <table:table-cell office:value-type="string">
            <text:p>[&lt;”filename”&gt;]</text:p>
          </table:table-cell>
          <table:table-cell office:value-type="string">
            <text:p>string</text:p>
          </table:table-cell>
          <table:table-cell table:content-validation-name="val1" office:value-type="string">
            <text:p>Not needed</text:p>
          </table:table-cell>
          <table:table-cell/>
        </table:table-row>
        <table:table-row table:style-name="ro2">
          <table:table-cell office:value-type="string">
            <text:p>CONT</text:p>
          </table:table-cell>
          <table:table-cell table:number-columns-repeated="2"/>
          <table:table-cell table:content-validation-name="val1" office:value-type="string">
            <text:p>Not implemented</text:p>
          </table:table-cell>
          <table:table-cell/>
        </table:table-row>
        <table:table-row table:style-name="ro2">
          <table:table-cell office:value-type="string">
            <text:p>CURSORX</text:p>
          </table:table-cell>
          <table:table-cell office:value-type="string">
            <text:p>&lt;I&gt;</text:p>
          </table:table-cell>
          <table:table-cell office:value-type="string">
            <text:p>integer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2">
          <table:table-cell office:value-type="string">
            <text:p>CURSORY</text:p>
          </table:table-cell>
          <table:table-cell office:value-type="string">
            <text:p>&lt;I&gt;</text:p>
          </table:table-cell>
          <table:table-cell office:value-type="string">
            <text:p>integer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2">
          <table:table-cell office:value-type="string">
            <text:p>CSAVE</text:p>
          </table:table-cell>
          <table:table-cell office:value-type="string">
            <text:p>&lt;”filename”&gt;[,&lt;I&gt;]</text:p>
          </table:table-cell>
          <table:table-cell office:value-type="string">
            <text:p>string, number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2">
          <table:table-cell office:value-type="string">
            <text:p>CSAVEM</text:p>
          </table:table-cell>
          <table:table-cell office:value-type="string">
            <text:p>&lt;”filename”&gt;,&lt;S&gt;,&lt;T&gt;[,&lt;I&gt;]</text:p>
          </table:table-cell>
          <table:table-cell office:value-type="string">
            <text:p>string, address(hex?),integer,integer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2">
          <table:table-cell office:value-type="string">
            <text:p>CSAVEL</text:p>
          </table:table-cell>
          <table:table-cell table:number-columns-repeated="2"/>
          <table:table-cell table:content-validation-name="val1" office:value-type="string">
            <text:p>Not implemented</text:p>
          </table:table-cell>
          <table:table-cell/>
        </table:table-row>
        <table:table-row table:style-name="ro2">
          <table:table-cell office:value-type="string">
            <text:p>CSAVES</text:p>
          </table:table-cell>
          <table:table-cell office:value-type="string">
            <text:p>&lt;”filename”&gt;</text:p>
          </table:table-cell>
          <table:table-cell office:value-type="string">
            <text:p>string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2">
          <table:table-cell office:value-type="string">
            <text:p>CSAVE*</text:p>
          </table:table-cell>
          <table:table-cell office:value-type="string">
            <text:p>&lt;”filename”&gt; &lt;array-name&gt;</text:p>
          </table:table-cell>
          <table:table-cell office:value-type="string">
            <text:p>string,string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2">
          <table:table-cell office:value-type="string">
            <text:p>CSAVEX</text:p>
          </table:table-cell>
          <table:table-cell office:value-type="string">
            <text:p>&lt;”filename”&gt; &lt;string Variablen-name&gt;</text:p>
          </table:table-cell>
          <table:table-cell office:value-type="string">
            <text:p>string,string(variable name)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2">
          <table:table-cell office:value-type="string">
            <text:p>DELIM</text:p>
          </table:table-cell>
          <table:table-cell office:value-type="string">
            <text:p>&lt;I,J,K&gt;</text:p>
          </table:table-cell>
          <table:table-cell office:value-type="string">
            <text:p>0&lt;=x&lt;=7,0&lt;=x&lt;=7, 0&lt;=x&lt;=7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2">
          <table:table-cell office:value-type="string">
            <text:p>DIM</text:p>
          </table:table-cell>
          <table:table-cell office:value-type="string">
            <text:p>(&lt;arraysize&gt;) (probably)</text:p>
          </table:table-cell>
          <table:table-cell office:value-type="string">
            <text:p>integer 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2">
          <table:table-cell office:value-type="string">
            <text:p>DISPLAY</text:p>
          </table:table-cell>
          <table:table-cell table:number-columns-repeated="2"/>
          <table:table-cell table:content-validation-name="val1" office:value-type="string">
            <text:p>Not implemented</text:p>
          </table:table-cell>
          <table:table-cell/>
        </table:table-row>
        <table:table-row table:style-name="ro2">
          <table:table-cell office:value-type="string">
            <text:p>END</text:p>
          </table:table-cell>
          <table:table-cell table:number-columns-repeated="2"/>
          <table:table-cell table:content-validation-name="val1" office:value-type="string">
            <text:p>Not implemented</text:p>
          </table:table-cell>
          <table:table-cell/>
        </table:table-row>
        <table:table-row table:style-name="ro3">
          <table:table-cell office:value-type="string">
            <text:p>FOR... NEXT &lt;VARIABLE&gt;</text:p>
          </table:table-cell>
          <table:table-cell office:value-type="string">
            <text:p>&lt;variable&gt;=integer TO integer </text:p>
            <text:p>[STEP integer], &lt;variable&gt;</text:p>
          </table:table-cell>
          <table:table-cell/>
          <table:table-cell table:content-validation-name="val1" office:value-type="string">
            <text:p>Not implemented</text:p>
          </table:table-cell>
          <table:table-cell/>
        </table:table-row>
        <table:table-row table:style-name="ro3">
          <table:table-cell office:value-type="string">
            <text:p>GOSUB </text:p>
            <text:p>… RETURN</text:p>
          </table:table-cell>
          <table:table-cell office:value-type="string">
            <text:p>&lt;linenumber&gt;</text:p>
            <text:p/>
          </table:table-cell>
          <table:table-cell office:value-type="string">
            <text:p>integer</text:p>
            <text:p/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2">
          <table:table-cell office:value-type="string">
            <text:p>GOTO</text:p>
          </table:table-cell>
          <table:table-cell office:value-type="string">
            <text:p>&lt;linenumber&gt; </text:p>
          </table:table-cell>
          <table:table-cell office:value-type="string">
            <text:p>integer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2">
          <table:table-cell office:value-type="string">
            <text:p>GR</text:p>
          </table:table-cell>
          <table:table-cell office:value-type="string">
            <text:p>&lt;I,J,K&gt;</text:p>
          </table:table-cell>
          <table:table-cell office:value-type="string">
            <text:p>0&lt;=x&lt;=7,0&lt;=x&lt;=7, 0/1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3">
          <table:table-cell office:value-type="string">
            <text:p>IF</text:p>
            <text:p>IF</text:p>
          </table:table-cell>
          <table:table-cell office:value-type="string">
            <text:p>(&lt;expression&gt;) THEN &lt;expression&gt;</text:p>
            <text:p>(&lt;expression&gt;) GOTO &lt;linenumber&gt;</text:p>
          </table:table-cell>
          <table:table-cell office:value-type="string">
            <text:p/>
            <text:p>Expr, integer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2">
          <table:table-cell office:value-type="string">
            <text:p>INIT</text:p>
          </table:table-cell>
          <table:table-cell office:value-type="string">
            <text:p>&lt;I&gt;</text:p>
          </table:table-cell>
          <table:table-cell office:value-type="string">
            <text:p>0&lt;=x&lt;=7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2">
          <table:table-cell office:value-type="string">
            <text:p>INPUT</text:p>
          </table:table-cell>
          <table:table-cell office:value-type="string">
            <text:p>[&lt;”question text lol wut”&gt;]; &lt;variable list&gt;</text:p>
          </table:table-cell>
          <table:table-cell office:value-type="string">
            <text:p>string, string(variable name)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2">
          <table:table-cell office:value-type="string">
            <text:p>[LET] (let is optional)</text:p>
          </table:table-cell>
          <table:table-cell office:value-type="string">
            <text:p>&lt;variable&gt;=&lt;expression&gt;</text:p>
          </table:table-cell>
          <table:table-cell office:value-type="string">
            <text:p>string(variable name), expr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2">
          <table:table-cell office:value-type="string">
            <text:p>LINE</text:p>
          </table:table-cell>
          <table:table-cell office:value-type="string">
            <text:p>&lt;I,J&gt;</text:p>
          </table:table-cell>
          <table:table-cell office:value-type="string">
            <text:p>0&lt;=I&lt;J&lt;=23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2">
          <table:table-cell office:value-type="string">
            <text:p>LIST</text:p>
          </table:table-cell>
          <table:table-cell office:value-type="string">
            <text:p>[&lt;linenumber&gt;]</text:p>
          </table:table-cell>
          <table:table-cell office:value-type="string">
            <text:p>integer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2">
          <table:table-cell office:value-type="string">
            <text:p>NEW</text:p>
          </table:table-cell>
          <table:table-cell table:number-columns-repeated="2"/>
          <table:table-cell table:content-validation-name="val1" office:value-type="string">
            <text:p>Not implemented</text:p>
          </table:table-cell>
          <table:table-cell/>
        </table:table-row>
        <table:table-row table:style-name="ro2">
          <table:table-cell office:value-type="string">
            <text:p>ON</text:p>
          </table:table-cell>
          <table:table-cell office:value-type="string">
            <text:p>&lt;expression&gt; GOTO &lt;I,J,K,...,N&gt;</text:p>
          </table:table-cell>
          <table:table-cell office:value-type="string">
            <text:p>integer result,integer...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2">
          <table:table-cell office:value-type="string">
            <text:p>PAGE</text:p>
          </table:table-cell>
          <table:table-cell table:number-columns-repeated="2"/>
          <table:table-cell table:content-validation-name="val1" office:value-type="string">
            <text:p>Not implemented</text:p>
          </table:table-cell>
          <table:table-cell office:value-type="string">
            <text:p>fixating the picture on the screen </text:p>
          </table:table-cell>
        </table:table-row>
        <table:table-row table:style-name="ro2">
          <table:table-cell office:value-type="string">
            <text:p>POKE</text:p>
          </table:table-cell>
          <table:table-cell office:value-type="string">
            <text:p>&lt;I,J&gt;</text:p>
          </table:table-cell>
          <table:table-cell office:value-type="string">
            <text:p>integer,integer</text:p>
          </table:table-cell>
          <table:table-cell table:content-validation-name="val1" office:value-type="string">
            <text:p>Not needed</text:p>
          </table:table-cell>
          <table:table-cell/>
        </table:table-row>
        <table:table-row table:style-name="ro3">
          <table:table-cell office:value-type="string">
            <text:p>PRINT</text:p>
          </table:table-cell>
          <table:table-cell office:value-type="string">
            <text:p>[&lt;text&gt;]</text:p>
          </table:table-cell>
          <table:table-cell office:value-type="string">
            <text:p>string</text:p>
          </table:table-cell>
          <table:table-cell table:content-validation-name="val1" office:value-type="string">
            <text:p>Not implemented</text:p>
          </table:table-cell>
          <table:table-cell office:value-type="string">
            <text:p>Alternative: “?” As print command</text:p>
            <text:p>Parameter can also be an expression</text:p>
          </table:table-cell>
        </table:table-row>
        <table:table-row table:style-name="ro3">
          <table:table-cell office:value-type="string">
            <text:p>READ</text:p>
            <text:p>… DATA</text:p>
          </table:table-cell>
          <table:table-cell office:value-type="string">
            <text:p>&lt;list of variables&gt;</text:p>
            <text:p>&lt;list of data&gt;</text:p>
          </table:table-cell>
          <table:table-cell office:value-type="string">
            <text:p>string variable, …,string variable</text:p>
            <text:p>String/integer,...., string/integer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2">
          <table:table-cell office:value-type="string">
            <text:p>REM</text:p>
          </table:table-cell>
          <table:table-cell office:value-type="string">
            <text:p>&lt;string&gt;</text:p>
          </table:table-cell>
          <table:table-cell office:value-type="string">
            <text:p>string representing a comment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2">
          <table:table-cell office:value-type="string">
            <text:p>RESTORE</text:p>
          </table:table-cell>
          <table:table-cell office:value-type="string">
            <text:p>[&lt;linenumber&gt;]</text:p>
          </table:table-cell>
          <table:table-cell office:value-type="string">
            <text:p>integer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2">
          <table:table-cell office:value-type="string">
            <text:p>RUN</text:p>
          </table:table-cell>
          <table:table-cell office:value-type="string">
            <text:p>[&lt;linenumber&gt;]</text:p>
          </table:table-cell>
          <table:table-cell office:value-type="string">
            <text:p>integer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2">
          <table:table-cell office:value-type="string">
            <text:p>SCREEN</text:p>
          </table:table-cell>
          <table:table-cell table:number-columns-repeated="2"/>
          <table:table-cell table:content-validation-name="val1" office:value-type="string">
            <text:p>Not implemented</text:p>
          </table:table-cell>
          <table:table-cell/>
        </table:table-row>
        <table:table-row table:style-name="ro2">
          <table:table-cell office:value-type="string">
            <text:p>SCROLL</text:p>
          </table:table-cell>
          <table:table-cell table:number-columns-repeated="2"/>
          <table:table-cell table:content-validation-name="val1" office:value-type="string">
            <text:p>Not implemented</text:p>
          </table:table-cell>
          <table:table-cell/>
        </table:table-row>
        <table:table-row table:style-name="ro2">
          <table:table-cell office:value-type="string">
            <text:p>SOUND</text:p>
          </table:table-cell>
          <table:table-cell office:value-type="string">
            <text:p>&lt;I&gt;</text:p>
          </table:table-cell>
          <table:table-cell office:value-type="string">
            <text:p>0&lt;=I&lt;=7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2">
          <table:table-cell office:value-type="string">
            <text:p>STOP</text:p>
          </table:table-cell>
          <table:table-cell table:number-columns-repeated="2"/>
          <table:table-cell table:content-validation-name="val1" office:value-type="string">
            <text:p>Not implemented</text:p>
          </table:table-cell>
          <table:table-cell/>
        </table:table-row>
        <table:table-row table:style-name="ro2">
          <table:table-cell office:value-type="string">
            <text:p>STORE</text:p>
          </table:table-cell>
          <table:table-cell table:number-columns-repeated="2"/>
          <table:table-cell table:content-validation-name="val1" office:value-type="string">
            <text:p>Not implemented</text:p>
          </table:table-cell>
          <table:table-cell/>
        </table:table-row>
        <table:table-row table:style-name="ro2">
          <table:table-cell office:value-type="string">
            <text:p>TX</text:p>
          </table:table-cell>
          <table:table-cell office:value-type="string">
            <text:p>&lt;I,J,K&gt;</text:p>
          </table:table-cell>
          <table:table-cell office:value-type="string">
            <text:p>0&lt;=I&lt;=7, 0&lt;=J&lt;=7, 0/1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2" table:number-rows-repeated="1048530">
          <table:table-cell table:number-columns-repeated="3"/>
          <table:table-cell table:content-validation-name="val1"/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DejaVu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5">05/25/2011</text:date>, <text:time>12:41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24T16:04:53</meta:creation-date>
    <meta:editing-duration>PT59M4S</meta:editing-duration>
    <meta:editing-cycles>6</meta:editing-cycles>
    <meta:generator>LibreOffice/3.3$Unix LibreOffice_project/330m19$Build-202</meta:generator>
    <dc:date>2011-05-25T12:41:20</dc:date>
    <meta:document-statistic meta:table-count="3" meta:cell-count="162" meta:object-count="0"/>
  </office:meta>
</office:document-meta>
</file>